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end" style:justify-single-word="false"/>
    </style:style>
    <style:style style:name="P4" style:family="paragraph" style:parent-style-name="Text_20_body">
      <style:text-properties officeooo:rsid="1d343fb5" officeooo:paragraph-rsid="1d343fb5"/>
    </style:style>
    <style:style style:name="P5" style:family="paragraph" style:parent-style-name="Text_20_body">
      <style:text-properties officeooo:rsid="1d36dc85" officeooo:paragraph-rsid="1d36dc85"/>
    </style:style>
    <style:style style:name="P6" style:family="paragraph" style:parent-style-name="Text_20_body">
      <style:text-properties officeooo:rsid="1d3adea3" officeooo:paragraph-rsid="1d3adea3"/>
    </style:style>
    <style:style style:name="P7" style:family="paragraph" style:parent-style-name="Text_20_body">
      <style:text-properties style:text-line-through-style="none" style:text-line-through-type="none" officeooo:rsid="1d3adea3" officeooo:paragraph-rsid="1d3adea3"/>
    </style:style>
    <style:style style:name="P8" style:family="paragraph" style:parent-style-name="Text_20_body">
      <style:text-properties style:text-line-through-style="none" style:text-line-through-type="none" officeooo:rsid="1d3b9627" officeooo:paragraph-rsid="1d3b9627"/>
    </style:style>
    <style:style style:name="P9" style:family="paragraph" style:parent-style-name="Text_20_body">
      <style:text-properties style:text-line-through-style="none" style:text-line-through-type="none" officeooo:rsid="1d3dc9c1" officeooo:paragraph-rsid="1d3dc9c1"/>
    </style:style>
    <style:style style:name="P10" style:family="paragraph" style:parent-style-name="Text_20_body">
      <style:text-properties style:text-line-through-style="none" style:text-line-through-type="none" officeooo:rsid="1d3f24d2" officeooo:paragraph-rsid="1d3f24d2"/>
    </style:style>
    <style:style style:name="P11" style:family="paragraph" style:parent-style-name="Text_20_body">
      <style:text-properties style:text-line-through-style="none" style:text-line-through-type="none" officeooo:rsid="1d422690" officeooo:paragraph-rsid="1d422690"/>
    </style:style>
    <style:style style:name="P12" style:family="paragraph" style:parent-style-name="Text_20_body">
      <style:text-properties style:text-line-through-style="none" style:text-line-through-type="none" officeooo:rsid="1d45a3e0" officeooo:paragraph-rsid="1d45a3e0"/>
    </style:style>
    <style:style style:name="P13" style:family="paragraph" style:parent-style-name="Text_20_body">
      <style:text-properties style:text-line-through-style="none" style:text-line-through-type="none" officeooo:rsid="1d45b905" officeooo:paragraph-rsid="1d45b905"/>
    </style:style>
    <style:style style:name="P14" style:family="paragraph" style:parent-style-name="Text_20_body">
      <style:text-properties style:text-line-through-style="none" style:text-line-through-type="none" officeooo:rsid="1d4c2cdf" officeooo:paragraph-rsid="1d4c2cdf"/>
    </style:style>
    <style:style style:name="P15" style:family="paragraph" style:parent-style-name="Text_20_body">
      <style:text-properties style:text-line-through-style="none" style:text-line-through-type="none" officeooo:rsid="1d581bd0" officeooo:paragraph-rsid="1d581bd0"/>
    </style:style>
    <style:style style:name="P16" style:family="paragraph" style:parent-style-name="Text_20_body">
      <style:text-properties style:text-line-through-style="none" style:text-line-through-type="none" officeooo:rsid="1d581bd0" officeooo:paragraph-rsid="1d67ec64"/>
    </style:style>
    <style:style style:name="P17" style:family="paragraph" style:parent-style-name="Text_20_body">
      <style:text-properties style:text-line-through-style="none" style:text-line-through-type="none" officeooo:rsid="1d663ff6" officeooo:paragraph-rsid="1d663ff6"/>
    </style:style>
    <style:style style:name="P18" style:family="paragraph" style:parent-style-name="Text_20_body">
      <style:text-properties officeooo:rsid="1d6a7c24" officeooo:paragraph-rsid="1d6a7c24"/>
    </style:style>
    <style:style style:name="P19" style:family="paragraph" style:parent-style-name="Text_20_body">
      <style:text-properties officeooo:rsid="1d6c4c02" officeooo:paragraph-rsid="1d6c4c02"/>
    </style:style>
    <style:style style:name="P20" style:family="paragraph" style:parent-style-name="Standard">
      <style:paragraph-properties fo:text-align="center" style:justify-single-word="false"/>
      <style:text-properties officeooo:rsid="057aae1d" officeooo:paragraph-rsid="057aae1d"/>
    </style:style>
    <style:style style:name="P2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3"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24" style:family="paragraph" style:parent-style-name="Standard">
      <style:paragraph-properties fo:text-align="center" style:justify-single-word="false"/>
      <style:text-properties fo:font-size="26pt" officeooo:rsid="1d33a201" officeooo:paragraph-rsid="1d33a201" style:font-size-asian="26pt" style:font-size-complex="26pt"/>
    </style:style>
    <style:style style:name="P2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6" style:family="paragraph" style:parent-style-name="Standard">
      <style:paragraph-properties fo:text-align="center" style:justify-single-word="false" fo:break-before="page"/>
    </style:style>
    <style:style style:name="P27" style:family="paragraph" style:parent-style-name="Contents_20_1">
      <style:paragraph-properties>
        <style:tab-stops>
          <style:tab-stop style:position="14.801cm" style:type="right" style:leader-style="dotted" style:leader-text="."/>
        </style:tab-stops>
      </style:paragraph-properties>
    </style:style>
    <style:style style:name="P28" style:family="paragraph" style:parent-style-name="Contents_20_2">
      <style:paragraph-properties>
        <style:tab-stops>
          <style:tab-stop style:position="14.801cm" style:type="right" style:leader-style="dotted" style:leader-text="."/>
        </style:tab-stops>
      </style:paragraph-properties>
    </style:style>
    <style:style style:name="P29" style:family="paragraph" style:parent-style-name="Example_20_Header">
      <style:text-properties style:text-line-through-style="none" style:text-line-through-type="none" style:text-underline-style="none" officeooo:rsid="002eb51a" officeooo:paragraph-rsid="0ce95318"/>
    </style:style>
    <style:style style:name="P30" style:family="paragraph" style:parent-style-name="Text_20_body" style:master-page-name="Standard">
      <style:paragraph-properties fo:text-align="end" style:justify-single-word="false" style:page-number="auto"/>
    </style:style>
    <style:style style:name="P31" style:family="paragraph" style:parent-style-name="Text_20_body" style:list-style-name="L1">
      <style:text-properties style:text-line-through-style="none" style:text-line-through-type="none" officeooo:rsid="1d3adea3" officeooo:paragraph-rsid="1d3adea3"/>
    </style:style>
    <style:style style:name="P32" style:family="paragraph" style:parent-style-name="Text_20_body" style:list-style-name="L2">
      <style:text-properties style:text-line-through-style="none" style:text-line-through-type="none" officeooo:rsid="1d3f24d2" officeooo:paragraph-rsid="1d3f24d2"/>
    </style:style>
    <style:style style:name="P33" style:family="paragraph" style:parent-style-name="Text_20_body" style:list-style-name="L3">
      <style:text-properties style:text-line-through-style="none" style:text-line-through-type="none" officeooo:rsid="1d40ca9a" officeooo:paragraph-rsid="1d40ca9a"/>
    </style:style>
    <style:style style:name="P34" style:family="paragraph" style:parent-style-name="Text_20_body" style:list-style-name="L4">
      <style:text-properties style:text-line-through-style="none" style:text-line-through-type="none" officeooo:rsid="1d422690" officeooo:paragraph-rsid="1d422690"/>
    </style:style>
    <style:style style:name="P35" style:family="paragraph" style:parent-style-name="Text_20_body" style:list-style-name="L4">
      <style:text-properties style:text-line-through-style="none" style:text-line-through-type="none" officeooo:rsid="1d44b9a6" officeooo:paragraph-rsid="1d44b9a6"/>
    </style:style>
    <style:style style:name="P36" style:family="paragraph" style:parent-style-name="Text_20_body" style:list-style-name="L5">
      <style:text-properties style:text-line-through-style="none" style:text-line-through-type="none" officeooo:rsid="1d45b905" officeooo:paragraph-rsid="1d45b905"/>
    </style:style>
    <style:style style:name="P37" style:family="paragraph" style:parent-style-name="Text_20_body" style:list-style-name="L5">
      <style:text-properties style:text-line-through-style="none" style:text-line-through-type="none" officeooo:rsid="1d493052" officeooo:paragraph-rsid="1d493052"/>
    </style:style>
    <style:style style:name="P38" style:family="paragraph" style:parent-style-name="Text_20_body" style:list-style-name="L5">
      <style:text-properties style:text-line-through-style="none" style:text-line-through-type="none" officeooo:rsid="1d4933a0" officeooo:paragraph-rsid="1d4933a0"/>
    </style:style>
    <style:style style:name="P39" style:family="paragraph" style:parent-style-name="Text_20_body" style:list-style-name="L5">
      <style:text-properties style:text-line-through-style="none" style:text-line-through-type="none" officeooo:rsid="1d4b199b" officeooo:paragraph-rsid="1d4b199b"/>
    </style:style>
    <style:style style:name="P40" style:family="paragraph" style:parent-style-name="Text_20_body" style:list-style-name="L5">
      <style:text-properties style:text-line-through-style="none" style:text-line-through-type="none" officeooo:rsid="1d52953a" officeooo:paragraph-rsid="1d52953a"/>
    </style:style>
    <style:style style:name="P41" style:family="paragraph" style:parent-style-name="Text_20_body" style:list-style-name="L5">
      <style:text-properties style:text-line-through-style="none" style:text-line-through-type="none" officeooo:rsid="1d4c2cdf" officeooo:paragraph-rsid="1d4c2cdf"/>
    </style:style>
    <style:style style:name="P42" style:family="paragraph" style:parent-style-name="Text_20_body" style:list-style-name="L5">
      <style:text-properties style:text-line-through-style="none" style:text-line-through-type="none" officeooo:rsid="1d548326" officeooo:paragraph-rsid="1d548326"/>
    </style:style>
    <style:style style:name="P43" style:family="paragraph" style:parent-style-name="Text_20_body" style:list-style-name="L5">
      <style:text-properties style:text-line-through-style="none" style:text-line-through-type="none" officeooo:rsid="1d55d567" officeooo:paragraph-rsid="1d55d567"/>
    </style:style>
    <style:style style:name="P44" style:family="paragraph" style:parent-style-name="Text_20_body" style:list-style-name="L5">
      <style:text-properties style:text-line-through-style="none" style:text-line-through-type="none" officeooo:rsid="1d570899" officeooo:paragraph-rsid="1d570899"/>
    </style:style>
    <style:style style:name="P45" style:family="paragraph" style:parent-style-name="Text_20_body" style:list-style-name="L5">
      <style:text-properties style:text-line-through-style="none" style:text-line-through-type="none" officeooo:rsid="1d581bd0" officeooo:paragraph-rsid="1d581bd0"/>
    </style:style>
    <style:style style:name="P46" style:family="paragraph" style:parent-style-name="Text_20_body" style:list-style-name="L5">
      <style:text-properties style:text-line-through-style="none" style:text-line-through-type="none" officeooo:rsid="1d5b355e" officeooo:paragraph-rsid="1d5b355e"/>
    </style:style>
    <style:style style:name="P47" style:family="paragraph" style:parent-style-name="Text_20_body" style:list-style-name="L6">
      <style:text-properties style:text-line-through-style="none" style:text-line-through-type="none" officeooo:rsid="1d663ff6" officeooo:paragraph-rsid="1d663ff6"/>
    </style:style>
    <style:style style:name="P48" style:family="paragraph" style:parent-style-name="Text_20_body" style:list-style-name="L1">
      <style:text-properties officeooo:rsid="1d3bf514" officeooo:paragraph-rsid="1d3bf514"/>
    </style:style>
    <style:style style:name="P49" style:family="paragraph" style:parent-style-name="Text_20_body" style:list-style-name="L7">
      <style:text-properties officeooo:rsid="1d6a7c24" officeooo:paragraph-rsid="1d6a7c24"/>
    </style:style>
    <style:style style:name="P50" style:family="paragraph" style:parent-style-name="Text_20_body">
      <style:text-properties fo:language="cs" fo:country="CZ" officeooo:rsid="1d6d4989" officeooo:paragraph-rsid="1d6d4989"/>
    </style:style>
    <style:style style:name="P51" style:family="paragraph" style:parent-style-name="Text_20_body" style:list-style-name="L8">
      <style:text-properties fo:language="cs" fo:country="CZ" officeooo:rsid="1d6d4989" officeooo:paragraph-rsid="1d6d4989"/>
    </style:style>
    <style:style style:name="P52" style:family="paragraph" style:parent-style-name="Text_20_body">
      <style:text-properties fo:language="cs" fo:country="CZ" officeooo:rsid="1d6c679b" officeooo:paragraph-rsid="1d6c679b"/>
    </style:style>
    <style:style style:name="P53" style:family="paragraph" style:parent-style-name="Text_20_body">
      <style:text-properties fo:language="cs" fo:country="CZ" officeooo:rsid="1d706633" officeooo:paragraph-rsid="1d706633"/>
    </style:style>
    <style:style style:name="P54" style:family="paragraph" style:parent-style-name="Text_20_body" style:list-style-name="L9">
      <style:text-properties fo:language="cs" fo:country="CZ" officeooo:rsid="1d706633" officeooo:paragraph-rsid="1d706633"/>
    </style:style>
    <style:style style:name="P55" style:family="paragraph" style:parent-style-name="Text_20_body">
      <style:text-properties fo:language="cs" fo:country="CZ" officeooo:rsid="1d712fb1" officeooo:paragraph-rsid="1d712fb1"/>
    </style:style>
    <style:style style:name="P56" style:family="paragraph" style:parent-style-name="Text_20_body">
      <style:text-properties fo:language="cs" fo:country="CZ" fo:font-style="italic" officeooo:rsid="1d712fb1" officeooo:paragraph-rsid="1d712fb1" style:font-style-asian="italic" style:font-style-complex="italic"/>
    </style:style>
    <style:style style:name="P57" style:family="paragraph" style:parent-style-name="Text_20_body" style:list-style-name="L10">
      <style:text-properties fo:language="cs" fo:country="CZ" officeooo:rsid="1d725e5d" officeooo:paragraph-rsid="1d725e5d"/>
    </style:style>
    <style:style style:name="P58" style:family="paragraph" style:parent-style-name="Heading_20_1">
      <style:paragraph-properties fo:break-before="page"/>
      <style:text-properties style:text-line-through-style="none" style:text-line-through-type="none" officeooo:rsid="1d33a201" officeooo:paragraph-rsid="1d33a201"/>
    </style:style>
    <style:style style:name="T1" style:family="text">
      <style:text-properties style:text-line-through-style="none" style:text-line-through-type="none"/>
    </style:style>
    <style:style style:name="T2" style:family="text">
      <style:text-properties style:text-line-through-style="none" style:text-line-through-type="none" officeooo:rsid="1d33a201"/>
    </style:style>
    <style:style style:name="T3" style:family="text">
      <style:text-properties style:text-line-through-style="none" style:text-line-through-type="none" officeooo:rsid="1d352d39"/>
    </style:style>
    <style:style style:name="T4" style:family="text">
      <style:text-properties style:text-line-through-style="none" style:text-line-through-type="none" officeooo:rsid="1d3782d9"/>
    </style:style>
    <style:style style:name="T5" style:family="text">
      <style:text-properties style:text-line-through-style="none" style:text-line-through-type="none" officeooo:rsid="1d3ce504"/>
    </style:style>
    <style:style style:name="T6" style:family="text">
      <style:text-properties style:text-line-through-style="none" style:text-line-through-type="none" officeooo:rsid="1d4a7687"/>
    </style:style>
    <style:style style:name="T7" style:family="text">
      <style:text-properties officeooo:rsid="1d43e349"/>
    </style:style>
    <style:style style:name="T8" style:family="text">
      <style:text-properties officeooo:rsid="1d474dc2"/>
    </style:style>
    <style:style style:name="T9" style:family="text">
      <style:text-properties officeooo:rsid="1d4c2cdf"/>
    </style:style>
    <style:style style:name="T10" style:family="text">
      <style:text-properties officeooo:rsid="1d4dff95"/>
    </style:style>
    <style:style style:name="T11" style:family="text">
      <style:text-properties officeooo:rsid="1d4f2b6f"/>
    </style:style>
    <style:style style:name="T12" style:family="text">
      <style:text-properties officeooo:rsid="1d51141e"/>
    </style:style>
    <style:style style:name="T13" style:family="text">
      <style:text-properties officeooo:rsid="1d594e3b"/>
    </style:style>
    <style:style style:name="T14" style:family="text">
      <style:text-properties officeooo:rsid="1d5d3081"/>
    </style:style>
    <style:style style:name="T15" style:family="text">
      <style:text-properties officeooo:rsid="1d5e0ab6"/>
    </style:style>
    <style:style style:name="T16" style:family="text">
      <style:text-properties fo:language="en" fo:country="US"/>
    </style:style>
    <style:style style:name="T17" style:family="text">
      <style:text-properties fo:language="cs" fo:country="CZ"/>
    </style:style>
    <style:style style:name="T18" style:family="text">
      <style:text-properties officeooo:rsid="1d74354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
      <text:p text:style-name="Text_20_body"/>
      <text:p text:style-name="Text_20_body"/>
      <text:p text:style-name="P23">Dakara</text:p>
      <text:p text:style-name="P20"/>
      <text:p text:style-name="P20"/>
      <text:p text:style-name="P24">starověký svět</text:p>
      <text:p text:style-name="P24">úvahy o příběhu</text:p>
      <text:p text:style-name="P21"/>
      <text:p text:style-name="P21"/>
      <text:p text:style-name="P21"/>
      <text:p text:style-name="P21"/>
      <text:p text:style-name="P21"/>
      <text:p text:style-name="P21"/>
      <text:p text:style-name="P21"/>
      <text:p text:style-name="P25"/>
      <text:p text:style-name="P22"/>
      <text:p text:style-name="P2">Michal Světlý</text:p>
      <text:p text:style-name="P1"><text:soft-page-break/></text:p>
      <text:p text:style-name="P26"/>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7"><text:a xlink:type="simple" xlink:href="#__RefHeading___Toc296_2018391082" text:style-name="Internet_20_link" text:visited-style-name="Internet_20_link">IDEAS</text:a><text:tab/>4</text:p>
          <text:p text:style-name="P28"><text:a xlink:type="simple" xlink:href="#__RefHeading___Toc298_2018391082" text:style-name="Internet_20_link" text:visited-style-name="Internet_20_link">Elven renaissance</text:a><text:tab/>4</text:p>
        </text:index-body>
      </text:table-of-content>
      <text:p text:style-name="P29"/>
      <text:h text:style-name="P58" text:outline-level="1"><text:bookmark-start text:name="__RefHeading___Toc296_2018391082"/>IDEAS<text:bookmark-end text:name="__RefHeading___Toc296_2018391082"/></text:h>
      <text:p text:style-name="P6"><text:span text:style-name="T2">A</text:span><text:span text:style-name="T1">si bych si měl vyzkoušet, jak bude fungovat „herní magie“ v příběhu. Nejspíš na krátké povídce.</text:span></text:p>
      <text:p text:style-name="P7">Nápady:</text:p>
      <text:list xml:id="list1185351828" text:style-name="L1">
        <text:list-item>
          <text:p text:style-name="P31">Krádež něčeho příběhově zajímavého.</text:p>
        </text:list-item>
        <text:list-item>
          <text:p text:style-name="P48"><text:span text:style-name="T5">Assassination</text:span><text:span text:style-name="T1">.</text:span></text:p>
        </text:list-item>
      </text:list>
      <text:p text:style-name="P8">Jaká bude pointa?</text:p>
      <text:p text:style-name="P9">Jaký bude historický kontext?</text:p>
      <text:list xml:id="list2135933184" text:style-name="L2">
        <text:list-item>
          <text:p text:style-name="P32">Chci vyzkoušet elfí svitková kouzla, takže asi s ruinama a vším, co k tomu patří.</text:p>
        </text:list-item>
        <text:list-item>
          <text:p text:style-name="P32">Možná by se některá kouzla mohla předávat z otce na syna – to by ale narušilo koncept, že magii dneska nikdo nezná.</text:p>
        </text:list-item>
      </text:list>
      <text:p text:style-name="P10">Otázka: Jak moc už je známá a rozšířená magie?</text:p>
      <text:list xml:id="list2630700947" text:style-name="L3">
        <text:list-item>
          <text:p text:style-name="P33">Asi by to mělo bejt v době, kdy už je relativně známá.</text:p>
        </text:list-item>
        <text:list-item>
          <text:p text:style-name="P33">Tzn. Divočina je z velké části osídlená.</text:p>
        </text:list-item>
      </text:list>
      <text:p text:style-name="P11">Chci v rámci příběhu řešit dungeoncrawling?</text:p>
      <text:list xml:id="list1199937630" text:style-name="L4">
        <text:list-item>
          <text:p text:style-name="P34">Pokud bude o obnově elfských a trpaslických říší, tak mi <text:span text:style-name="T7">asi</text:span> nic jinýho nezbyde.</text:p>
        </text:list-item>
        <text:list-item>
          <text:p text:style-name="P35">Divočina už musí být aspoň částečně osídlená.</text:p>
        </text:list-item>
      </text:list>
      <text:p text:style-name="P12">Já chci ale každopádně asi příběh ze starého světa (byť třeba z nové kolonie), kam jsou kouzla donesená a přímo se tam netahají z dungeonů).</text:p>
      <text:p text:style-name="P13"><text:soft-page-break/>Nápady:</text:p>
      <text:list xml:id="list351359193" text:style-name="L5">
        <text:list-item>
          <text:p text:style-name="P36">Artézský odboj <text:span text:style-name="T8">proti Dórské nadvládě</text:span>.</text:p>
          <text:list>
            <text:list-item>
              <text:p text:style-name="P37">Likvidace Dórského správce?</text:p>
              <text:list>
                <text:list-item>
                  <text:p text:style-name="P38">Možná není cílem ho sejmout, ale k něčemu vyprovokovat – aby to vyburcovalo lid k povstání.</text:p>
                </text:list-item>
                <text:list-item>
                  <text:p text:style-name="P39">Někdo v oblečení Artézského šlechtice (nejspíš ne šlechtic sám, spíš nějaký jeho služebník) se nechá chytit při pokusu o vraždu Dórského správce. <text:span text:style-name="T9">Dostane se až k němu do ložnice a tam „failne“.</text:span></text:p>
                  <text:list>
                    <text:list-item>
                      <text:p text:style-name="P40">S dýkou nad ním bude chvilku vnitřně bojovat, nakonec se ho ale rozhodne nezabít.</text:p>
                    </text:list-item>
                  </text:list>
                </text:list-item>
              </text:list>
            </text:list-item>
            <text:list-item>
              <text:p text:style-name="P41">Jak do toho zapojit kouzla?</text:p>
              <text:list>
                <text:list-item>
                  <text:p text:style-name="P41">As<text:span text:style-name="T10">s</text:span>as<text:span text:style-name="T10">s</text:span>in se musí dostat až do ložnice správce, aby ho mohl „poznat“ (podle šatů) <text:span text:style-name="T11">a rozhodnout se ho veřejně popravit.</text:span></text:p>
                  <text:list>
                    <text:list-item>
                      <text:p text:style-name="P42">Svitky mít vlastně s sebou nemusí.</text:p>
                    </text:list-item>
                  </text:list>
                </text:list-item>
                <text:list-item>
                  <text:p text:style-name="P42">Jaká kouzla by se mu mohla hodit?</text:p>
                  <text:list>
                    <text:list-item>
                      <text:p text:style-name="P43">Neviditelnost (pokud ji chci ve světě mít)?</text:p>
                    </text:list-item>
                    <text:list-item>
                      <text:p text:style-name="P44">Možná nějaká převlékací iluze.</text:p>
                    </text:list-item>
                    <text:list-item>
                      <text:p text:style-name="P45">Nějaké útočné kouzlo (na druhou stranu potřebuje se tam dostat tiše a potají – ovšem taky potřebuje správce rozpálit do běla, na to by mu asi měl pobít pár služebníků, možná ještě lépe třeba syna nebo dceru – malé děcko by to mohlo být).</text:p>
                    </text:list-item>
                  </text:list>
                </text:list-item>
              </text:list>
            </text:list-item>
            <text:list-item>
              <text:p text:style-name="P46">Jak do toho zapojit rasy?</text:p>
              <text:list>
                <text:list-item>
                  <text:p text:style-name="P46"><text:soft-page-break/>Ta <text:span text:style-name="T14">A</text:span>rtézká šlechta jsou elfové?</text:p>
                </text:list-item>
              </text:list>
            </text:list-item>
          </text:list>
        </text:list-item>
      </text:list>
      <text:p text:style-name="P15">„<text:span text:style-name="T13">Vznešený pane, snažně tě prosím, potrestej ho, ale nedělej z něj mučedníka! Mezi lidmi se šíří neklid, blabla...</text:span></text:p>
      <text:p text:style-name="P16">„<text:span text:style-name="T15">Ticho!“ „Už mám tvých rad plné zuby. Dlouho jsem byl shovívavý a podívej se, k čemu to vedlo: Zabili mého syna!“<text:line-break/><text:tab/>„Tomu je konec!“ zahřímal. „Je na čase ukázat, kdo je tady pánem a co čeká každého, kdo se mi protiví (kdo to nebude respektovat?). Připravte veřejnou popravu!“</text:span></text:p>
      <text:p text:style-name="P14"/>
      <text:p text:style-name="P17">Mezi dav na náměstí se zamíchají vojáci – zbraně budou mít skryté pod šaty. Odsouzený je nejspíš pozná.</text:p>
      <text:list xml:id="list2175134932" text:style-name="L6">
        <text:list-item>
          <text:p text:style-name="P47">Možná ani nemusí umřít. Mohl by se z toho dostat nějakým kouzlem.</text:p>
        </text:list-item>
      </text:list>
      <text:p text:style-name="P14"/>
      <text:p text:style-name="P14">„<text:span text:style-name="T12">Konec útlaku!“</text:span></text:p>
      <text:p text:style-name="P14">„<text:span text:style-name="T12">Smrt Dórům!“</text:span></text:p>
      <text:h text:style-name="Heading_20_2" text:outline-level="2"><text:bookmark-start text:name="__RefHeading___Toc298_2018391082"/><text:span text:style-name="T2">E</text:span><text:span text:style-name="T1">lven renaissance</text:span><text:bookmark-end text:name="__RefHeading___Toc298_2018391082"/></text:h>
      <text:p text:style-name="P4"><text:span text:style-name="T2">P</text:span><text:span text:style-name="T1">říběh elfů, kteří ob</text:span><text:span text:style-name="T3">je</text:span><text:span text:style-name="T1">vují svou dávnou historii a časem budou chtít obnovit elf</text:span><text:span text:style-name="T6">s</text:span><text:span text:style-name="T1">kou říši.</text:span></text:p>
      <text:p text:style-name="P5"><text:span text:style-name="T1">Zbytek světa asi moc nebude trápit, že elfové hromadně odchází kamsi do Divočiny (a ještě navíc na jinej kontinent). </text:span><text:span text:style-name="T4">Což je trochu problém, protože pak to nebude moc zajímavý.</text:span></text:p>
      <text:h text:style-name="Heading_20_1" text:outline-level="1">One big family</text:h>
      <text:p text:style-name="P18">Vládce-dobyvatel má spoustu dětí a z ničeho nic zmizel.</text:p>
      <text:list xml:id="list1583210391" text:style-name="L7">
        <text:list-item>
          <text:p text:style-name="P49">Zavraždil ho někdo? Pátrání.</text:p>
        </text:list-item>
        <text:list-item>
          <text:p text:style-name="P49">Budeme čekat na jeho návrat? Pár dětí to prosazuje.</text:p>
        </text:list-item>
        <text:list-item>
          <text:p text:style-name="P49">Kdo má nárok na trůn?</text:p>
        </text:list-item>
        <text:list-item>
          <text:p text:style-name="P49">Chce po nás otec, abychom ukázali, kdo hoden být jeho nástupcem?</text:p>
        </text:list-item>
        <text:list-item>
          <text:p text:style-name="P49">Who cares, I want to rule.</text:p>
        </text:list-item>
        <text:list-item>
          <text:p text:style-name="P49">Whatever but I don‘<text:span text:style-name="T16">t want this one to rule.</text:span></text:p>
        </text:list-item>
      </text:list>
      <text:p text:style-name="P19"><text:span text:style-name="T16">Zn</text:span><text:span text:style-name="T17">í to jako zajímavá situace potenciálně plná tajemství, intrik, ambicí a tak.</text:span></text:p>
      <text:p text:style-name="P50">Co se s otcem stalo?</text:p>
      <text:list xml:id="list3481639249" text:style-name="L8">
        <text:list-item>
          <text:p text:style-name="P51">Zabil ho agent znepřátelené mocnosti.</text:p>
        </text:list-item>
        <text:list-item>
          <text:p text:style-name="P51">Rozdal své posmrtné karty a obětoval se (nejspíš nějaký mocný magický rituál).</text:p>
        </text:list-item>
      </text:list>
      <text:p text:style-name="P52">Nápady: Mnich nebo kněz žijící na sloupu v poušti (velká spirituální moc mezi lidem, vládci se ho budou bát).</text:p>
      <text:p text:style-name="P56">Potenciální problém:</text:p>
      <text:p text:style-name="P55">Možná je to až moc lokální. Na druhou stranu to, že se děj bude točit kolem jedné říše ještě neznamená, že kolem nemohou být další, kde se taky budou dít zajímavé věci.</text:p>
      <text:list xml:id="list784219352" text:style-name="L10">
        <text:list-item>
          <text:p text:style-name="P57"><text:soft-page-break/>Rody ostatně mohou být provázané skrz svazky napříč říšemi, může hrozit válka, <text:span text:style-name="T18">mohou tam být nějaké existující smlouvy.</text:span></text:p>
        </text:list-item>
      </text:list>
      <text:h text:style-name="Heading_20_2" text:outline-level="2">IDEA (Shadow war):</text:h>
      <text:p text:style-name="P52">Sorcereři manipulují světem, vedou svoji shadow war. Posílají důležitým lidem vize, přes iluze se vydávají ze někoho jiného, provádí magické rituální vraždy, posílají na sebe vzájemně nemagické vrahy.</text:p>
      <text:p text:style-name="P53">Vydávají se za bohy (vize a tak).</text:p>
      <text:list xml:id="list2711583562" text:style-name="L9">
        <text:list-item>
          <text:p text:style-name="P54">Tohle by mohla být konspirace, kterou se otec pokoušel rozkrýt a kvůli tomu ho zabili (a jelikož tušil, že je blízko, tak udělal posmrtné contingency plán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31T02:50:01.302000000</dc:date>
    <meta:print-date>2113-01-01T00:00:00</meta:print-date>
    <meta:editing-cycles>12384</meta:editing-cycles>
    <meta:editing-duration>P37DT3H47M56S</meta:editing-duration>
    <meta:generator>LibreOffice/6.0.5.2$Windows_X86_64 LibreOffice_project/54c8cbb85f300ac59db32fe8a675ff7683cd5a16</meta:generator>
    <meta:document-statistic meta:table-count="0" meta:image-count="0" meta:object-count="0" meta:page-count="8" meta:paragraph-count="68" meta:word-count="734" meta:character-count="4178" meta:non-whitespace-character-count="3539"/>
  </office:meta>
</office:document-meta>
</file>